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b1" form:control-implementation="ooo:com.sun.star.form.component.CheckBox" xml:id="control1" form:id="control1" form:label="Check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as-char" draw:z-index="0" draw:name="Form1" draw:style-name="gr1" draw:text-style-name="P1" svg:width="2.461cm" svg:height="0.544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rmann Höhne</meta:initial-creator>
    <meta:creation-date>2017-06-02T10:37:54.133118067</meta:creation-date>
    <dc:date>2017-06-02T11:33:28.032456323</dc:date>
    <dc:creator>Hermann Höhne</dc:creator>
    <meta:editing-duration>PT3M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0" meta:character-count="0" meta:non-whitespace-character-count="0"/>
  </office:meta>
</office:document-meta>
</file>